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79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tion: Introduction to Linux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urse Content.</text:p>
              </text:list-item>
              <text:list-item>
                <text:p>Introduction to Linux system programming &amp; Linux Kernel.</text:p>
              </text:list-item>
              <text:list-item>
                <text:p>Outcome of this course.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2" draw:layer="layout" svg:width="25.199cm" svg:height="12.179cm" svg:x="1.4cm" svg:y="3.221cm" presentation:class="subtitle" presentation:user-transformed="true">
          <draw:text-box>
            <text:p>Linux Systems Programming </text:p>
            <text:p>Course Cont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>From basics to advanced Linux systems programming, with lots of hands on 'C' programming demos.</text:p>
              </text:list-item>
              <text:list-item>
                <text:p>File operation, System calls, Library functions, code compiling using GNU-GCC, Blocking and Non Blocking calls, Atomic operations, Race condition, User mode and Kernel mode.</text:p>
              </text:list-item>
              <text:list-item>
                <text:p>Process Management - Process creation, termination, Fork() system call, child-parent process, command line argument of process, Memory Layout of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4.293cm" svg:x="1.4cm" svg:y="2.8cm" presentation:class="outline" presentation:user-transformed="true">
          <draw:text-box>
            <text:list text:style-name="L2">
              <text:list-item>
                <text:p>Signals - signal handlers, sending signals to process, Default signal handlers.</text:p>
              </text:list-item>
              <text:list-item>
                <text:p>Memory Management - Process Virtual Memory management, Memory segments(code, data, stack, Heap)</text:p>
              </text:list-item>
              <text:list-item>
                <text:p>Posix Threads - Thread creation, thread termination, Thread ID, Joinable and detachable Threads.</text:p>
              </text:list-item>
              <text:list-item>
                <text:p>Thread Synchronisation - Mutex, Condition Variables</text:p>
              </text:list-item>
              <text:list-item>
                <text:p>Inter Process Communication (IPC)- Pipes, FIFO, Posix Message Queue, Posix semaphore, Posix shared mem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6:16:59.686219395</meta:creation-date>
    <dc:date>2022-12-26T20:47:55.330565677</dc:date>
    <meta:editing-duration>PT23M29S</meta:editing-duration>
    <meta:editing-cycles>11</meta:editing-cycles>
    <meta:generator>LibreOffice/6.4.7.2$Linux_X86_64 LibreOffice_project/40$Build-2</meta:generator>
    <meta:document-statistic meta:object-count="34"/>
  </office:meta>
</office:document-meta>
</file>